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Rédaction de concepts créatifs (visuels, écrits) en fonction du support choisi (presse, multimédia, affiches).</text:p>
      <text:p text:style-name="Normal">Conception d’éléments visuels de communication (Affiches dessin, logo, identité visuelle).</text:p>
      <text:p text:style-name="Normal">Utilisation de logiciels PAO Photoshop, Illustrator, InDesign, Quark X-Press (expert), Sketchup, Flash, 3DS Max (Notions de base), Shark.</text:p>
      <text:p text:style-name="Normal">Conception de décors, Mise en scène, Stand, Packaging, PLV.</text:p>
      <text:p text:style-name="Normal">Technos : HTML, CSS.</text:p>
      <text:p text:style-name="Normal">……………………………….</text:p>
      <text:p text:style-name="Normal">2015</text:p>
      <text:p text:style-name="Normal">Formation Compétences : Graphiste Webdesigner avec l’école ECG à st Ouen 3 mois.</text:p>
      <text:p text:style-name="Normal">2011</text:p>
      <text:p text:style-name="Normal">Licence Pro Design, Communication et Projet à Bordeaux 3.</text:p>
      <text:p text:style-name="Normal">2009</text:p>
      <text:p text:style-name="Normal">Cours d’initiation Flash et Dreamweaver sur Mac via la Mairie de Paris.</text:p>
      <text:p text:style-name="Normal">2008</text:p>
      <text:p text:style-name="Normal">BTS EVEC Expression Visuelle Espace de Communication à l’ESAAT à Lille.</text:p>
      <text:p text:style-name="Normal">2006</text:p>
      <text:p text:style-name="Normal">1ère année de stylisme et modélisme à ESMOD à Paris.</text:p>
      <text:p text:style-name="Normal">2005</text:p>
      <text:p text:style-name="Normal">Bac Professionnel Artisanat et Métiers D’art, option : Communication Graphique avec mention BIEN à Paris.</text:p>
      <text:p text:style-name="Normal">2003</text:p>
      <text:p text:style-name="Normal">C.A.P. Dessinateur d’Exécution Communication Graphique à Paris.</text:p>
      <text:p text:style-name="Normal">…..………………….</text:p>
      <text:p text:style-name="Normal">2012/15 GRAPHISTE FREELANCE.</text:p>
      <text:p text:style-name="Normal">2012 GRAPHISTE print et web dans l’agence As de Pique à Bordeaux.</text:p>
      <text:p text:style-name="Normal">2011 GRAPHISTE dans l’agence Freearts à Andernos.</text:p>
      <text:p text:style-name="Normal">2007 CRÉATIF au bureau de création dans l’agence d’événementiel DIMENSION 3 à Lille.</text:p>
      <text:p text:style-name="Normal">2005 GRAPHISTE dans l’agence publicitaire Euro Impact à Paris.</text:p>
      <text:p text:style-name="Normal">2004 GRAPHISTE dans l’agence publicitaire XERUS Communication à Paris.</text:p>
      <text:p text:style-name="Normal">2002 GRAPHISTE dans l’agence publicitaire LE CLAVIER à Paris.</text:p>
      <text:p text:style-name="Normal">GRAPHISTE dans l’agence publicitaire NUMÉRO 0 à Paris.</text:p>
      <text:soft-page-break/>
      <text:p text:style-name="Normal">Espagnol : lu, parlé, écrit couramment.</text:p>
      <text:p text:style-name="Normal">Anglais : Notions de base.</text:p>
      <text:p text:style-name="Normal">Dynamique, Autonome, Curieuse, Rigoureuse, Réactive, Connaissance de la chaîne graphique, travail en environnement macintosh et PC.</text:p>
      <text:p text:style-name="Normal">Peinture, Dessin, Voyages, Danse, Mode, pho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IREZ-LASPRILLA Maria-victoria (renexter)</meta:initial-creator>
    <dc:creator>RAMIREZ-LASPRILLA Maria-victoria (renexter)</dc:creator>
    <meta:creation-date>2019-06-16T18:44:00Z</meta:creation-date>
    <dc:date>2019-06-16T20:31:00Z</dc:date>
    <meta:template xlink:href="Normal" xlink:type="simple"/>
    <meta:editing-cycles>2</meta:editing-cycles>
    <meta:editing-duration>PT6420S</meta:editing-duration>
    <meta:document-statistic meta:page-count="2" meta:paragraph-count="3" meta:word-count="263" meta:character-count="1712" meta:row-count="12" meta:non-whitespace-character-count="1452"/>
  </office:meta>
</office:document-meta>
</file>